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SC" svg:font-family="'Noto Sans SC'" style:font-family-generic="system" style:font-pitch="variable"/>
    <style:font-face style:name="Noto Serif SC" svg:font-family="'Noto Serif SC'" style:font-family-generic="system" style:font-pitch="variable"/>
    <style:font-face style:name="OpenSymbol" svg:font-family="OpenSymbol" style:font-charset="x-symbol"/>
    <style:font-face style:name="Segoe WPC" svg:font-family="'Segoe WPC', 'Segoe UI', sans-serif"/>
  </office:font-face-decls>
  <office:automatic-styles>
    <style:style style:name="P1" style:family="paragraph" style:parent-style-name="Text_20_body">
      <style:paragraph-properties fo:margin-left="0in" fo:margin-right="0in" fo:margin-top="0in" fo:margin-bottom="0in" style:contextual-spacing="false" fo:orphans="2" fo:widows="2" fo:text-indent="0in" style:auto-text-indent="false"/>
      <style:text-properties fo:color="#3b3b3b" loext:opacity="100%" style:font-name="Segoe WPC"/>
    </style:style>
    <style:style style:name="P2" style:family="paragraph" style:parent-style-name="Horizontal_20_Line">
      <style:paragraph-properties fo:margin-top="0in" fo:margin-bottom="0.0972in" style:contextual-spacing="false" fo:line-height="115%"/>
      <style:text-properties fo:color="#3b3b3b" loext:opacity="100%" style:font-name="Segoe WPC"/>
    </style:style>
    <style:style style:name="P3" style:family="paragraph" style:parent-style-name="Heading_20_4">
      <style:paragraph-properties fo:margin-left="0in" fo:margin-right="0in" fo:margin-top="0in" fo:margin-bottom="0.0972in" style:contextual-spacing="false" fo:line-height="115%" fo:orphans="2" fo:widows="2" fo:text-indent="0in" style:auto-text-indent="false"/>
      <style:text-properties fo:color="#3b3b3b" loext:opacity="100%" style:font-name="Segoe WPC" fo:font-weight="normal"/>
    </style:style>
    <style:style style:name="P4" style:family="paragraph" style:parent-style-name="Text_20_body" style:list-style-name="L1">
      <style:paragraph-properties fo:margin-left="0in" fo:margin-right="0in" fo:margin-top="0in" fo:margin-bottom="0in" style:contextual-spacing="false" fo:orphans="2" fo:widows="2" fo:text-indent="0in" style:auto-text-indent="false" fo:padding="0in" fo:border="none"/>
      <style:text-properties fo:color="#3b3b3b" loext:opacity="100%" style:font-name="Segoe WPC"/>
    </style:style>
    <style:style style:name="P5" style:family="paragraph" style:parent-style-name="Text_20_body" style:list-style-name="L1">
      <style:paragraph-properties fo:margin-top="0in" fo:margin-bottom="0in" style:contextual-spacing="false" fo:orphans="2" fo:widows="2" fo:text-indent="0in" style:auto-text-indent="false" fo:padding="0in" fo:border="none"/>
      <style:text-properties fo:font-variant="normal" fo:text-transform="none" fo:color="#3b3b3b" loext:opacity="100%" style:font-name="Segoe WPC" fo:font-size="9.75pt" fo:letter-spacing="normal" fo:font-style="normal" fo:font-weight="normal"/>
    </style:style>
    <style:style style:name="P6" style:family="paragraph" style:parent-style-name="Text_20_body" style:list-style-name="L1">
      <style:paragraph-properties fo:orphans="2" fo:widows="2" fo:text-indent="0in" style:auto-text-indent="false" fo:padding="0in" fo:border="none"/>
      <style:text-properties fo:font-variant="normal" fo:text-transform="none" fo:color="#3b3b3b" loext:opacity="100%" style:font-name="Segoe WPC" fo:font-size="9.75pt" fo:letter-spacing="normal" fo:font-style="normal" fo:font-weight="normal"/>
    </style:style>
    <style:style style:name="P7" style:family="paragraph" style:parent-style-name="Text_20_body" style:list-style-name="L2">
      <style:paragraph-properties fo:margin-left="0in" fo:margin-right="0in" fo:margin-top="0in" fo:margin-bottom="0in" style:contextual-spacing="false" fo:orphans="2" fo:widows="2" fo:text-indent="0in" style:auto-text-indent="false" fo:padding="0in" fo:border="none"/>
      <style:text-properties fo:color="#3b3b3b" loext:opacity="100%" style:font-name="Segoe WPC"/>
    </style:style>
    <style:style style:name="P8" style:family="paragraph" style:parent-style-name="Text_20_body" style:list-style-name="L2">
      <style:paragraph-properties fo:margin-top="0in" fo:margin-bottom="0in" style:contextual-spacing="false" fo:orphans="2" fo:widows="2" fo:text-indent="0in" style:auto-text-indent="false" fo:padding="0in" fo:border="none"/>
      <style:text-properties fo:font-variant="normal" fo:text-transform="none" fo:color="#3b3b3b" loext:opacity="100%" style:font-name="Segoe WPC" fo:font-size="9.75pt" fo:letter-spacing="normal" fo:font-style="normal" fo:font-weight="normal"/>
    </style:style>
    <style:style style:name="P9" style:family="paragraph" style:parent-style-name="Text_20_body" style:list-style-name="L2">
      <style:paragraph-properties fo:margin-top="0in" fo:margin-bottom="0in" style:contextual-spacing="false" fo:orphans="2" fo:widows="2" fo:text-indent="0in" style:auto-text-indent="false" fo:padding="0in" fo:border="none"/>
      <style:text-properties fo:color="#3b3b3b" loext:opacity="100%" style:font-name="Segoe WPC"/>
    </style:style>
    <style:style style:name="P10" style:family="paragraph" style:parent-style-name="Text_20_body" style:list-style-name="L2">
      <style:paragraph-properties fo:orphans="2" fo:widows="2" fo:text-indent="0in" style:auto-text-indent="false" fo:padding="0in" fo:border="none"/>
      <style:text-properties fo:color="#3b3b3b" loext:opacity="100%" style:font-name="Segoe WPC"/>
    </style:style>
    <style:style style:name="P11" style:family="paragraph" style:parent-style-name="Text_20_body" style:list-style-name="L3">
      <style:paragraph-properties fo:margin-left="0in" fo:margin-right="0in" fo:margin-top="0in" fo:margin-bottom="0in" style:contextual-spacing="false" fo:orphans="2" fo:widows="2" fo:text-indent="0in" style:auto-text-indent="false" fo:padding="0in" fo:border="none"/>
      <style:text-properties fo:color="#3b3b3b" loext:opacity="100%" style:font-name="Segoe WPC"/>
    </style:style>
    <style:style style:name="P12" style:family="paragraph" style:parent-style-name="Text_20_body" style:list-style-name="L3">
      <style:paragraph-properties fo:margin-top="0in" fo:margin-bottom="0in" style:contextual-spacing="false" fo:orphans="2" fo:widows="2" fo:text-indent="0in" style:auto-text-indent="false" fo:padding="0in" fo:border="none"/>
      <style:text-properties fo:font-variant="normal" fo:text-transform="none" fo:color="#3b3b3b" loext:opacity="100%" style:font-name="Segoe WPC" fo:font-size="9.75pt" fo:letter-spacing="normal" fo:font-style="normal" fo:font-weight="normal"/>
    </style:style>
    <style:style style:name="P13" style:family="paragraph" style:parent-style-name="Text_20_body" style:list-style-name="L3">
      <style:paragraph-properties fo:margin-top="0in" fo:margin-bottom="0in" style:contextual-spacing="false" fo:orphans="2" fo:widows="2" fo:text-indent="0in" style:auto-text-indent="false" fo:padding="0in" fo:border="none"/>
      <style:text-properties fo:color="#3b3b3b" loext:opacity="100%" style:font-name="Segoe WPC"/>
    </style:style>
    <style:style style:name="P14" style:family="paragraph" style:parent-style-name="Text_20_body" style:list-style-name="L3">
      <style:paragraph-properties fo:orphans="2" fo:widows="2" fo:text-indent="0in" style:auto-text-indent="false" fo:padding="0in" fo:border="none"/>
      <style:text-properties fo:color="#3b3b3b" loext:opacity="100%" style:font-name="Segoe WPC"/>
    </style:style>
    <style:style style:name="P15" style:family="paragraph" style:parent-style-name="Text_20_body" style:list-style-name="L4">
      <style:paragraph-properties fo:margin-left="0in" fo:margin-right="0in" fo:margin-top="0in" fo:margin-bottom="0in" style:contextual-spacing="false" fo:orphans="2" fo:widows="2" fo:text-indent="0in" style:auto-text-indent="false" fo:padding="0in" fo:border="none"/>
      <style:text-properties fo:color="#3b3b3b" loext:opacity="100%" style:font-name="Segoe WPC"/>
    </style:style>
    <style:style style:name="P16" style:family="paragraph" style:parent-style-name="Text_20_body" style:list-style-name="L4">
      <style:paragraph-properties fo:margin-top="0in" fo:margin-bottom="0in" style:contextual-spacing="false" fo:orphans="2" fo:widows="2" fo:text-indent="0in" style:auto-text-indent="false" fo:padding="0in" fo:border="none"/>
      <style:text-properties fo:font-variant="normal" fo:text-transform="none" fo:color="#3b3b3b" loext:opacity="100%" style:font-name="Segoe WPC" fo:font-size="9.75pt" fo:letter-spacing="normal" fo:font-style="normal" fo:font-weight="normal"/>
    </style:style>
    <style:style style:name="P17" style:family="paragraph" style:parent-style-name="Text_20_body" style:list-style-name="L4">
      <style:paragraph-properties fo:margin-top="0in" fo:margin-bottom="0in" style:contextual-spacing="false" fo:orphans="2" fo:widows="2" fo:text-indent="0in" style:auto-text-indent="false" fo:padding="0in" fo:border="none"/>
      <style:text-properties fo:color="#3b3b3b" loext:opacity="100%" style:font-name="Segoe WPC"/>
    </style:style>
    <style:style style:name="P18" style:family="paragraph" style:parent-style-name="Text_20_body" style:list-style-name="L4">
      <style:paragraph-properties fo:orphans="2" fo:widows="2" fo:text-indent="0in" style:auto-text-indent="false" fo:padding="0in" fo:border="none"/>
      <style:text-properties fo:color="#3b3b3b" loext:opacity="100%" style:font-name="Segoe WPC"/>
    </style:style>
    <style:style style:name="P19" style:family="paragraph" style:parent-style-name="Text_20_body" style:list-style-name="L5">
      <style:paragraph-properties fo:margin-left="0in" fo:margin-right="0in" fo:margin-top="0in" fo:margin-bottom="0in" style:contextual-spacing="false" fo:orphans="2" fo:widows="2" fo:text-indent="0in" style:auto-text-indent="false" fo:padding="0in" fo:border="none"/>
      <style:text-properties fo:color="#3b3b3b" loext:opacity="100%" style:font-name="Segoe WPC"/>
    </style:style>
    <style:style style:name="P20" style:family="paragraph" style:parent-style-name="Text_20_body" style:list-style-name="L5">
      <style:paragraph-properties fo:margin-top="0in" fo:margin-bottom="0in" style:contextual-spacing="false" fo:orphans="2" fo:widows="2" fo:text-indent="0in" style:auto-text-indent="false" fo:padding="0in" fo:border="none"/>
      <style:text-properties fo:color="#3b3b3b" loext:opacity="100%" style:font-name="Segoe WPC"/>
    </style:style>
    <style:style style:name="P21" style:family="paragraph" style:parent-style-name="Text_20_body" style:list-style-name="L5">
      <style:paragraph-properties fo:orphans="2" fo:widows="2" fo:text-indent="0in" style:auto-text-indent="false" fo:padding="0in" fo:border="none"/>
      <style:text-properties fo:color="#3b3b3b" loext:opacity="100%" style:font-name="Segoe WPC"/>
    </style:style>
    <style:style style:name="P22" style:family="paragraph" style:parent-style-name="Text_20_body">
      <style:paragraph-properties fo:margin-left="0in" fo:margin-right="0in" fo:margin-top="0in" fo:margin-bottom="0in" style:contextual-spacing="false" fo:orphans="2" fo:widows="2" fo:text-indent="0in" style:auto-text-indent="false"/>
    </style:style>
    <style:style style:name="P23" style:family="paragraph" style:parent-style-name="Heading_20_4">
      <style:paragraph-properties fo:margin-left="0in" fo:margin-right="0in" fo:orphans="2" fo:widows="2" fo:text-indent="0in" style:auto-text-indent="false"/>
    </style:style>
    <style:style style:name="P24" style:family="paragraph" style:parent-style-name="Text_20_body" style:list-style-name="L6">
      <style:paragraph-properties fo:margin-left="0in" fo:margin-right="0in" fo:margin-top="0in" fo:margin-bottom="0in" style:contextual-spacing="false" fo:orphans="2" fo:widows="2" fo:text-indent="0in" style:auto-text-indent="false" fo:padding="0in" fo:border="none"/>
    </style:style>
    <style:style style:name="P25" style:family="paragraph" style:parent-style-name="Text_20_body" style:list-style-name="L7">
      <style:paragraph-properties fo:margin-left="0in" fo:margin-right="0in" fo:margin-top="0in" fo:margin-bottom="0in" style:contextual-spacing="false" fo:orphans="2" fo:widows="2" fo:text-indent="0in" style:auto-text-indent="false" fo:padding="0in" fo:border="none"/>
    </style:style>
    <style:style style:name="P26" style:family="paragraph" style:parent-style-name="Text_20_body" style:list-style-name="L8">
      <style:paragraph-properties fo:margin-left="0in" fo:margin-right="0in" fo:margin-top="0in" fo:margin-bottom="0in" style:contextual-spacing="false" fo:orphans="2" fo:widows="2" fo:text-indent="0in" style:auto-text-indent="false" fo:padding="0in" fo:border="none"/>
    </style:style>
    <style:style style:name="P27" style:family="paragraph" style:parent-style-name="Text_20_body" style:list-style-name="L9">
      <style:paragraph-properties fo:margin-left="0in" fo:margin-right="0in" fo:margin-top="0in" fo:margin-bottom="0in" style:contextual-spacing="false" fo:orphans="2" fo:widows="2" fo:text-indent="0in" style:auto-text-indent="false" fo:padding="0in" fo:border="none"/>
    </style:style>
    <style:style style:name="T1" style:family="text">
      <style:text-properties fo:font-variant="normal" fo:text-transform="none" fo:color="#3b3b3b" loext:opacity="100%" style:font-name="Segoe WPC" fo:letter-spacing="normal" fo:font-style="normal" fo:font-weight="normal"/>
    </style:style>
    <style:style style:name="T2" style:family="text">
      <style:text-properties fo:font-variant="normal" fo:text-transform="none" fo:font-size="9.75pt" fo:letter-spacing="normal" fo:font-style="normal" fo:font-weight="normal"/>
    </style:style>
    <style:style style:name="T3" style:family="text">
      <style:text-properties fo:font-variant="normal" fo:text-transform="none" fo:color="#3b3b3b" loext:opacity="100%" style:font-name="Segoe WPC" fo:font-size="9.75pt" fo:letter-spacing="normal" fo:font-style="normal" fo:font-weight="normal"/>
    </style:style>
    <text:list-style style:name="L1">
      <text:list-level-style-number text:level="1" text:style-name="Numbering_20_Symbols" loext:num-list-format="%1%." style:num-suffix="." style:num-format="1">
        <style:list-level-properties text:space-before="0.4925in"/>
      </text:list-level-style-number>
      <text:list-level-style-bullet text:level="2" text:style-name="Bullet_20_Symbols" loext:num-list-format="%2%." style:num-suffix="." text:bullet-char="•">
        <style:list-level-properties text:space-before="0.9846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text:start-value="4">
        <style:list-level-properties text:space-before="0.4925in"/>
      </text:list-level-style-number>
      <text:list-level-style-bullet text:level="2" text:style-name="Bullet_20_Symbols" loext:num-list-format="%2%." style:num-suffix="." text:bullet-char="•">
        <style:list-level-properties text:space-before="0.9846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text:start-value="6">
        <style:list-level-properties text:space-before="0.4925in"/>
      </text:list-level-style-number>
      <text:list-level-style-bullet text:level="2" text:style-name="Bullet_20_Symbols" loext:num-list-format="%2%." style:num-suffix="." text:bullet-char="•">
        <style:list-level-properties text:space-before="0.9846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text:start-value="8">
        <style:list-level-properties text:space-before="0.4925in"/>
      </text:list-level-style-number>
      <text:list-level-style-bullet text:level="2" text:style-name="Bullet_20_Symbols" loext:num-list-format="%2%." style:num-suffix="." text:bullet-char="•">
        <style:list-level-properties text:space-before="0.9846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text:start-value="10">
        <style:list-level-properties text:space-before="0.4925in"/>
      </text:list-level-style-number>
      <text:list-level-style-bullet text:level="2" text:style-name="Bullet_20_Symbols" loext:num-list-format="%2%." style:num-suffix="." text:bullet-char="•">
        <style:list-level-properties text:space-before="0.9846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text:start-value="4">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text:start-value="7">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text:start-value="10">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text:span text:style-name="T1">Mwongozo wa Mahojiano ya Kikundi cha Majadiliano: Hifadhi ya Binadamu na Hifadhi Hai ya Tanga-Pemba</text:span></text:span></text:h>
      <text:p text:style-name="P1"><text:span text:style-name="Strong_20_Emphasis"><text:span text:style-name="T2">Utangulizi kwa Mwezeshaji/Mhojaji:</text:span></text:span><text:span text:style-name="T2"> </text:span><text:span text:style-name="Emphasis"><text:span text:style-name="T2">Anza kwa kuwakaribisha wote na kuwashukuru kwa muda wao. Eleza kwa ufupi lengo la mahojiano: kukusanya maoni kuhusu wazo la kuanzisha Hifadhi ya Binadamu na Hifadhi Hai. Sisitiza kuwa huu ni mjadala na kila wazo ni muhimu, na hakuna maoni yasiyo sahihi. Hakikisha washiriki wanajua kuwa majibu yao ni siri na yatajumuishwa na ya wengine.</text:span></text:span></text:p>
      <text:p text:style-name="P1"><text:span text:style-name="Strong_20_Emphasis"><text:span text:style-name="T2">Kuanza Mjadala:</text:span></text:span></text:p>
      <text:p text:style-name="P1"><text:span text:style-name="T2">"Ndugu zangu, ahsanteni kwa kuja. Leo tumekutana kama ndugu na majirani tupige soga na kubadilishana mawazo kuhusu mustakabali wa eneo letu la bahari la Tanga-Pemba. Kuna wazo la kulifanya eneo hili kuwa Hifadhi ya Kimataifa ya </text:span><text:span text:style-name="Strong_20_Emphasis"><text:span text:style-name="T2">Binadamu na Hifadhi Hai</text:span></text:span><text:span text:style-name="T2">. Hii ina maana ya kutafuta njia za kulinda mazingira yetu na wakati huo huo kuendeleza maisha yetu. Hakuna jibu sahihi au lisilo sahihi, kila mmoja wetu ana uzoefu na maarifa ya thamani. Tuchangie mawazo kwa uhuru."</text:span></text:p>
      <text:p text:style-name="P2"/>
      <text:h text:style-name="P3" text:outline-level="4"><text:span text:style-name="Strong_20_Emphasis"><text:span text:style-name="T2">Sehemu ya Kwanza: Taarifa za Awali na Ufahamu (Maswali ya Haraka)</text:span></text:span></text:h>
      <text:p text:style-name="P1"><text:span text:style-name="Emphasis"><text:span text:style-name="T2">Mwezeshaji anaweza kuuliza maswali haya kwa haraka na kuandika majibu bila kuingia undani sana, au kuwataka washiriki wanyooshe mikono.</text:span></text:span></text:p>
      <text:list text:style-name="L1">
        <text:list-item>
          <text:p text:style-name="P4"><text:span text:style-name="Strong_20_Emphasis"><text:span text:style-name="T2">Kati ya hizi zifuatazo, ni ipi inakuelezea vizuri zaidi shughuli yako kuu ya kila siku?</text:span></text:span></text:p>
          <text:list>
            <text:list-item>
              <text:p text:style-name="P5">[ ] Mvuvi</text:p>
            </text:list-item>
            <text:list-item>
              <text:p text:style-name="P5">[ ] Mkulima</text:p>
            </text:list-item>
            <text:list-item>
              <text:p text:style-name="P5">[ ] Mfanyabiashara (k.m. duka, mgahawa)</text:p>
            </text:list-item>
            <text:list-item>
              <text:p text:style-name="P5">[ ] Mfanyakazi (k.m. serikalini, utalii)</text:p>
            </text:list-item>
            <text:list-item>
              <text:p text:style-name="P5">[ ] Mwanafunzi/Mwalimu</text:p>
            </text:list-item>
            <text:list-item>
              <text:p text:style-name="P5">[ ] Nyinginezo (Tafadhali taja): _________________________</text:p>
            </text:list-item>
          </text:list>
        </text:list-item>
        <text:list-item>
          <text:p text:style-name="P4"><text:span text:style-name="Strong_20_Emphasis"><text:span text:style-name="T2">Umeishi au unafanya kazi katika eneo hili la Tanga-Pemba kwa muda gani?</text:span></text:span></text:p>
          <text:list>
            <text:list-item>
              <text:p text:style-name="P5">[ ] Chini ya miaka 5</text:p>
            </text:list-item>
            <text:list-item>
              <text:p text:style-name="P5">[ ] Miaka 5-10</text:p>
            </text:list-item>
            <text:list-item>
              <text:p text:style-name="P5">[ ] Miaka 11-20</text:p>
            </text:list-item>
            <text:list-item>
              <text:p text:style-name="P5">[ ] Zaidi ya miaka 20</text:p>
            </text:list-item>
          </text:list>
        </text:list-item>
        <text:list-item>
          <text:p text:style-name="P4"><text:span text:style-name="Strong_20_Emphasis"><text:span text:style-name="T2">Kwa kifupi, unafahamu nini kuhusu wazo la Hifadhi ya Binadamu na Hifadhi Hai (Man and Biosphere Reserve)?</text:span></text:span></text:p>
          <text:list>
            <text:list-item>
              <text:p text:style-name="P5">[ ] Ninafahamu vizuri</text:p>
            </text:list-item>
            <text:list-item>
              <text:p text:style-name="P5">[ ] Ninafahamu kiasi</text:p>
            </text:list-item>
            <text:list-item>
              <text:p text:style-name="P5">[ ] Ninafahamu kidogo sana</text:p>
            </text:list-item>
            <text:list-item>
              <text:p text:style-name="P6">[ ] Sifahamu kabisa</text:p>
            </text:list-item>
          </text:list>
        </text:list-item>
      </text:list>
      <text:p text:style-name="P2"/>
      <text:h text:style-name="P3" text:outline-level="4"><text:span text:style-name="Strong_20_Emphasis"><text:span text:style-name="T2">Mada ya 1: Uhifadhi wa Maliasili Zetu</text:span></text:span></text:h>
      <text:p text:style-name="P1"><text:span text:style-name="Emphasis"><text:span text:style-name="T2">Lengo: Kuelewa ni nini jamii inathamini zaidi na kuona kama vitisho vikubwa.</text:span></text:span></text:p>
      <text:list text:style-name="L2">
        <text:list-item>
          <text:p text:style-name="P7"><text:span text:style-name="Strong_20_Emphasis"><text:span text:style-name="T2">Maswali ya Kufunga:</text:span></text:span><text:span text:style-name="T2"> </text:span><text:span text:style-name="Strong_20_Emphasis"><text:span text:style-name="T2">Kati ya maeneo haya ya asili, ni yapi matatu (3) unayoyaona ni muhimu zaidi kulindwa katika eneo letu la Tanga-Pemba? (Tafadhali chagua 3 tu)</text:span></text:span></text:p>
          <text:list>
            <text:list-item>
              <text:p text:style-name="P8">[ ] Matumbawe</text:p>
            </text:list-item>
            <text:list-item>
              <text:p text:style-name="P8">[ ] Mikoko</text:p>
            </text:list-item>
            <text:list-item>
              <text:p text:style-name="P8">[ ] Aina maalum za samaki (k.m. coelacanth)</text:p>
            </text:list-item>
            <text:list-item>
              <text:p text:style-name="P8">[ ] Kasa wa baharini</text:p>
            </text:list-item>
            <text:list-item>
              <text:p text:style-name="P8">[ ] Visiwa vidogo visivyo na watu</text:p>
            </text:list-item>
            <text:list-item>
              <text:p text:style-name="P8">[ ] Fukwe za mchanga</text:p>
            </text:list-item>
            <text:list-item>
              <text:p text:style-name="P8"><text:soft-page-break/>[ ] Nyinginezo (Tafadhali taja): _________________________</text:p>
            </text:list-item>
          </text:list>
        </text:list-item>
        <text:list-item>
          <text:p text:style-name="P7"><text:span text:style-name="Strong_20_Emphasis"><text:span text:style-name="T2">Maswali ya Wazi (Mjadala):</text:span></text:span></text:p>
          <text:list>
            <text:list-item>
              <text:p text:style-name="P9"><text:span text:style-name="Strong_20_Emphasis"><text:span text:style-name="T2">Kwa nini umechagua maeneo hayo matatu kuwa muhimu zaidi? Ni faida gani tunazipata kutoka kwake?</text:span></text:span></text:p>
            </text:list-item>
            <text:list-item>
              <text:p text:style-name="P9"><text:span text:style-name="Strong_20_Emphasis"><text:span text:style-name="T2">Kwa pamoja, tujadili changamoto na vitisho vikubwa vinavyoharibu mazingira yetu ya bahari na pwani hivi sasa. Ni kipi kinatuumiza zaidi?</text:span></text:span></text:p>
            </text:list-item>
            <text:list-item>
              <text:p text:style-name="P10"><text:span text:style-name="Strong_20_Emphasis"><text:span text:style-name="T2">Tushauriane, ni njia gani bora za kijamii, za jadi, au hata mpya tunazoweza kutumia ili kukabiliana na changamoto hizi na kuboresha uhifadhi wa maliasili zetu?</text:span></text:span></text:p>
            </text:list-item>
          </text:list>
        </text:list-item>
      </text:list>
      <text:p text:style-name="P2"/>
      <text:h text:style-name="P3" text:outline-level="4"><text:span text:style-name="Strong_20_Emphasis"><text:span text:style-name="T2">Mada ya 2: Maendeleo na Maisha Yetu</text:span></text:span></text:h>
      <text:p text:style-name="P1"><text:span text:style-name="Emphasis"><text:span text:style-name="T2">Lengo: Kuunganisha uhifadhi na ustawi wa kiuchumi wa jamii.</text:span></text:span></text:p>
      <text:list text:style-name="L3">
        <text:list-item>
          <text:p text:style-name="P11"><text:span text:style-name="Strong_20_Emphasis"><text:span text:style-name="T2">Swali la Kufunga:</text:span></text:span><text:span text:style-name="T2"> </text:span><text:span text:style-name="Strong_20_Emphasis"><text:span text:style-name="T2">Je, unafikiri shughuli zetu kuu za kiuchumi (k.m. uvuvi, kilimo, biashara) ni endelevu kwa sasa? (Yaani, zinaweza kuendelea kwa vizazi vijavyo bila kuharibu mazingira?)</text:span></text:span></text:p>
          <text:list>
            <text:list-item>
              <text:p text:style-name="P12">[ ] Ndio, nyingi ni endelevu.</text:p>
            </text:list-item>
            <text:list-item>
              <text:p text:style-name="P12">[ ] Baadhi ni endelevu, baadhi sio.</text:p>
            </text:list-item>
            <text:list-item>
              <text:p text:style-name="P12">[ ] Hapana, nyingi sio endelevu.</text:p>
            </text:list-item>
            <text:list-item>
              <text:p text:style-name="P12">[ ] Sijui / Sina hakika.</text:p>
            </text:list-item>
          </text:list>
        </text:list-item>
        <text:list-item>
          <text:p text:style-name="P11"><text:span text:style-name="Strong_20_Emphasis"><text:span text:style-name="T2">Maswali ya Wazi (Mjadala):</text:span></text:span></text:p>
          <text:list>
            <text:list-item>
              <text:p text:style-name="P13"><text:span text:style-name="Strong_20_Emphasis"><text:span text:style-name="T2">Kwa nini unafikiri hivyo? Tunawezaje kuzifanya shughuli zetu ziwe endelevu zaidi?</text:span></text:span></text:p>
            </text:list-item>
            <text:list-item>
              <text:p text:style-name="P13"><text:span text:style-name="Strong_20_Emphasis"><text:span text:style-name="T2">Tukitazama mbele, ni fursa gani mpya za kiuchumi (kama utalii rafiki wa mazingira, ufugaji wa samaki/mwani wa kisasa, usindikaji wa mazao) tunaweza kuanzisha hapa kwetu ambazo zitalinda mazingira na kuinua kipato chetu?</text:span></text:span></text:p>
            </text:list-item>
            <text:list-item>
              <text:p text:style-name="P14"><text:span text:style-name="Strong_20_Emphasis"><text:span text:style-name="T2">Kama jamii, tunahitaji msaada wa aina gani (k.m. mafunzo, upatikanaji wa mikopo, masoko, miundombinu) ili tuweze kuboresha maisha yetu kwa njia ambazo haziharibu maliasili tunazotegemea?</text:span></text:span></text:p>
            </text:list-item>
          </text:list>
        </text:list-item>
      </text:list>
      <text:p text:style-name="P2"/>
      <text:h text:style-name="P3" text:outline-level="4"><text:span text:style-name="Strong_20_Emphasis"><text:span text:style-name="T2">Mada ya 3: Utawala na Usimamizi wa Hifadhi</text:span></text:span></text:h>
      <text:p text:style-name="P1"><text:span text:style-name="Emphasis"><text:span text:style-name="T2">Lengo: Kujadili dhana ya kanda za hifadhi na ushiriki wa jamii katika maamuzi.</text:span></text:span></text:p>
      <text:list text:style-name="L4">
        <text:list-item>
          <text:p text:style-name="P15"><text:span text:style-name="Strong_20_Emphasis"><text:span text:style-name="T2">Swali la Kufunga:</text:span></text:span><text:span text:style-name="T2"> </text:span><text:span text:style-name="Strong_20_Emphasis"><text:span text:style-name="T2">Je, unaunga mkono wazo la kuwa na 'Maeneo Tengefu' (Core Areas) ambapo uvuvi na shughuli nyingine zinasitishwa kwa muda ili kuruhusu samaki na viumbe wengine wazaliane na mazingira yapone?</text:span></text:span></text:p>
          <text:list>
            <text:list-item>
              <text:p text:style-name="P16">[ ] Naunga Mkono Sana</text:p>
            </text:list-item>
            <text:list-item>
              <text:p text:style-name="P16">[ ] Naunga Mkono</text:p>
            </text:list-item>
            <text:list-item>
              <text:p text:style-name="P16">[ ] Sina Upande</text:p>
            </text:list-item>
            <text:list-item>
              <text:p text:style-name="P16">[ ] Napinga</text:p>
            </text:list-item>
            <text:list-item>
              <text:p text:style-name="P16">[ ] Napinga Vikali</text:p>
            </text:list-item>
          </text:list>
        </text:list-item>
        <text:list-item>
          <text:p text:style-name="P15"><text:span text:style-name="Strong_20_Emphasis"><text:span text:style-name="T2">Maswali ya Wazi (Mjadala):</text:span></text:span></text:p>
          <text:list>
            <text:list-item>
              <text:p text:style-name="P17"><text:span text:style-name="Strong_20_Emphasis"><text:span text:style-name="T2">Kwa nini unaunga mkono au kupinga wazo hili? Ni faida gani na changamoto gani unaziona?</text:span></text:span></text:p>
            </text:list-item>
            <text:list-item>
              <text:p text:style-name="P17"><text:span text:style-name="Strong_20_Emphasis"><text:span text:style-name="T2">Ikiwa maeneo kama haya yataanzishwa, ni msaada gani au njia gani mbadala zinapaswa kuwekwa ili kusaidia wale ambao maisha yao yanaweza kuathirika, hasa wavuvi?</text:span></text:span></text:p>
            </text:list-item>
            <text:list-item>
              <text:p text:style-name="P18"><text:span text:style-name="Strong_20_Emphasis"><text:span text:style-name="T2">Kwa maoni yenu, ni nani anapaswa kushirikishwa katika kufanya maamuzi kuhusu usimamizi wa Hifadhi hii? Tunawezaje kuhakikisha sauti ya mwananchi wa kawaida inasikika?</text:span></text:span></text:p>
            </text:list-item>
          </text:list>
        </text:list-item>
      </text:list>
      <text:p text:style-name="P2"/>
      <text:h text:style-name="P3" text:outline-level="4"><text:soft-page-break/><text:span text:style-name="Strong_20_Emphasis"><text:span text:style-name="T2">Kuhitimisha Mjadala: Faida na Wasiwasi</text:span></text:span></text:h>
      <text:list text:style-name="L5">
        <text:list-item>
          <text:p text:style-name="P19"><text:span text:style-name="Strong_20_Emphasis"><text:span text:style-name="T2">Maswali ya Wazi (Mjadala):</text:span></text:span></text:p>
          <text:list>
            <text:list-item>
              <text:p text:style-name="P20"><text:span text:style-name="Strong_20_Emphasis"><text:span text:style-name="T2">Kwa ujumla, mkisikia wazo la eneo letu kuwa Hifadhi ya Binadamu na Hifadhi Hai, ni faida gani kubwa mnayoiona inaweza kupatikana kwa jamii yetu na mazingira yetu?</text:span></text:span></text:p>
            </text:list-item>
            <text:list-item>
              <text:p text:style-name="P21"><text:span text:style-name="Strong_20_Emphasis"><text:span text:style-name="T2">Na je, ni wasiwasi gani mkubwa mlionao kuhusu eneo hili kuwa Hifadhi ya Binadamu na Hifadhi Hai? Ni muhimu tuwe wakweli ili tuweze kutafuta suluhu pamoja.</text:span></text:span></text:p>
            </text:list-item>
          </text:list>
        </text:list-item>
      </text:list>
      <text:p text:style-name="P1"><text:span text:style-name="Strong_20_Emphasis"><text:span text:style-name="T2">Mwisho:</text:span></text:span><text:span text:style-name="T2"> "Ndugu zangu, tunawashukuru sana kwa mawazo yenu mazuri na ya wazi. Mliyoyasema leo ni muhimu sana na yatatusaidia katika safari hii. Huu ni mwanzo tu wa mazungumzo, na tutaendelea kushirikiana."</text:span></text:p>
      <text:p text:style-name="Text_20_body"><text:span text:style-name="Strong_20_Emphasis"><text:span text:style-name="T1">--------------</text:span></text:span></text:p>
      <text:h text:style-name="Heading_20_3" text:outline-level="3"><text:span text:style-name="Strong_20_Emphasis"><text:span text:style-name="T1"/></text:span></text:h>
      <text:h text:style-name="Heading_20_3" text:outline-level="3"><text:span text:style-name="Strong_20_Emphasis"><text:span text:style-name="T1"/></text:span></text:h>
      <text:h text:style-name="Heading_20_3" text:outline-level="3"><text:span text:style-name="Strong_20_Emphasis"><text:span text:style-name="T1"/></text:span></text:h>
      <text:h text:style-name="Heading_20_3" text:outline-level="3"><text:span text:style-name="Strong_20_Emphasis"><text:span text:style-name="T1"/></text:span></text:h>
      <text:h text:style-name="Heading_20_3" text:outline-level="3"><text:span text:style-name="Strong_20_Emphasis"><text:span text:style-name="T1"/></text:span></text:h>
      <text:h text:style-name="Heading_20_3" text:outline-level="3"><text:span text:style-name="Strong_20_Emphasis"><text:span text:style-name="T1">Mwongozo wa Mahojiano ya Kikundi cha Majadiliano: Hifadhi ya Binadamu na Hifadhi Hai ya Tanga-Pemba</text:span></text:span></text:h>
      <text:p text:style-name="P22"><text:span text:style-name="Strong_20_Emphasis"><text:span text:style-name="T3">Utangulizi kwa Mwezeshaji/Mhojaji:</text:span></text:span><text:span text:style-name="T3"> </text:span><text:span text:style-name="Emphasis"><text:span text:style-name="T3">Anza kwa kuwakaribisha wote na kuwashukuru kwa muda wao. Eleza kwa ufupi lengo la mahojiano: kukusanya maoni kuhusu wazo la kuanzisha Hifadhi ya Binadamu na Hifadhi Hai. Sisitiza kuwa huu ni mjadala na kila wazo ni muhimu, na hakuna maoni yasiyo sahihi.</text:span></text:span></text:p>
      <text:p text:style-name="P22"><text:span text:style-name="Strong_20_Emphasis"><text:span text:style-name="T3">Kuanza Mjadala:</text:span></text:span></text:p>
      <text:p text:style-name="P22"><text:span text:style-name="T3">"Ndugu zangu, ahsanteni kwa kuja. Leo tumekutana kama ndugu na majirani tupige soga na kubadilishana mawazo kuhusu mustakabali wa eneo letu la bahari la Tanga-Pemba. Kuna wazo la kulifanya eneo hili kuwa Hifadhi ya Kimataifa ya </text:span><text:span text:style-name="Strong_20_Emphasis"><text:span text:style-name="T3">Binadamu na Hifadhi Hai</text:span></text:span><text:span text:style-name="T3">. Hii ina maana ya kutafuta njia za kulinda mazingira yetu na wakati huo huo kuendeleza maisha yetu. Hakuna jibu sahihi au lisilo sahihi, kila mmoja wetu ana uzoefu na maarifa ya thamani. Tuchangie mawazo kwa uhuru."</text:span></text:p>
      <text:p text:style-name="Horizontal_20_Line"/>
      <text:h text:style-name="P23" text:outline-level="4"><text:span text:style-name="Strong_20_Emphasis"><text:span text:style-name="T3">Mada ya 1: Uhifadhi wa Maliasili Zetu</text:span></text:span></text:h>
      <text:p text:style-name="P22"><text:span text:style-name="Emphasis"><text:span text:style-name="T3">Lengo: Kuelewa ni nini jamii inathamini zaidi na kuona kama vitisho vikubwa.</text:span></text:span></text:p>
      <text:list text:style-name="L6">
        <text:list-item>
          <text:p text:style-name="P24"><text:span text:style-name="Strong_20_Emphasis"><text:span text:style-name="T3">Tukitazama bahari yetu, visiwa vyetu, na pwani zetu, ni hazina gani za asili (kama matumbawe, mikoko, aina fulani za samaki, kasa, maeneo maalum) tunaziona ni muhimu zaidi kuzilinda kwa ajili yetu na kwa ajili ya watoto wetu? Kwa nini?</text:span></text:span></text:p>
        </text:list-item>
        <text:list-item>
          <text:p text:style-name="P24"><text:span text:style-name="Strong_20_Emphasis"><text:span text:style-name="T3">Kwa pamoja, tujadili changamoto na vitisho vikubwa vinavyoharibu mazingira yetu ya bahari na pwani hivi sasa. Ni kipi kinatuumiza zaidi?</text:span></text:span></text:p>
        </text:list-item>
        <text:list-item>
          <text:p text:style-name="P24"><text:span text:style-name="Strong_20_Emphasis"><text:span text:style-name="T3">Tushauriane, ni njia gani bora za kijamii, za jadi, au hata mpya tunazoweza kutumia ili kukabiliana na changamoto hizi na kuboresha uhifadhi wa maliasili zetu?</text:span></text:span></text:p>
        </text:list-item>
      </text:list>
      <text:p text:style-name="Horizontal_20_Line"/>
      <text:h text:style-name="P23" text:outline-level="4"><text:soft-page-break/><text:span text:style-name="Strong_20_Emphasis"><text:span text:style-name="T3">Mada ya 2: Maendeleo na Maisha Yetu</text:span></text:span></text:h>
      <text:p text:style-name="P22"><text:span text:style-name="Emphasis"><text:span text:style-name="T3">Lengo: Kuunganisha uhifadhi na ustawi wa kiuchumi wa jamii.</text:span></text:span></text:p>
      <text:list text:style-name="L7">
        <text:list-item>
          <text:p text:style-name="P25"><text:span text:style-name="Strong_20_Emphasis"><text:span text:style-name="T3">Tuzungumzie shughuli zetu za kila siku za kiuchumi (uvuvi, kilimo, biashara, utalii). Je, zinaathiri vipi mazingira yetu? Na tunawezaje kuzifanya ziwe endelevu ili ziendelee kuwepo kwa miaka mingi ijayo?</text:span></text:span></text:p>
        </text:list-item>
        <text:list-item>
          <text:p text:style-name="P25"><text:span text:style-name="Strong_20_Emphasis"><text:span text:style-name="T3">Tukitazama mbele, ni fursa gani mpya za kiuchumi (kama utalii rafiki wa mazingira, ufugaji wa samaki/mwani wa kisasa, usindikaji wa mazao) tunaweza kuanzisha hapa kwetu ambazo zitalinda mazingira na kuinua kipato chetu?</text:span></text:span></text:p>
        </text:list-item>
        <text:list-item>
          <text:p text:style-name="P25"><text:span text:style-name="Strong_20_Emphasis"><text:span text:style-name="T3">Kama jamii, tunahitaji msaada wa aina gani (k.m. mafunzo, upatikanaji wa mikopo, masoko, miundombinu) ili tuweze kuboresha maisha yetu kwa njia ambazo haziharibu maliasili tunazotegemea?</text:span></text:span></text:p>
        </text:list-item>
      </text:list>
      <text:p text:style-name="Horizontal_20_Line"/>
      <text:h text:style-name="P23" text:outline-level="4"><text:span text:style-name="Strong_20_Emphasis"><text:span text:style-name="T3">Mada ya 3: Utawala na Usimamizi wa Hifadhi</text:span></text:span></text:h>
      <text:p text:style-name="P22"><text:span text:style-name="Emphasis"><text:span text:style-name="T3">Lengo: Kujadili dhana ya kanda za hifadhi na ushiriki wa jamii katika maamuzi.</text:span></text:span></text:p>
      <text:list text:style-name="L8">
        <text:list-item>
          <text:p text:style-name="P26"><text:span text:style-name="Strong_20_Emphasis"><text:span text:style-name="T3">Katika Hifadhi hizi, kuna wazo la kuwa na 'Maeneo Tengefu' (Core Areas) ambapo uvuvi na shughuli nyingine zinasitishwa kwa muda ili kuruhusu samaki na viumbe wengine wazaliane na mazingira yapone. Tujadili wazo hili, lina faida gani na changamoto gani kwetu?</text:span></text:span></text:p>
        </text:list-item>
        <text:list-item>
          <text:p text:style-name="P26"><text:span text:style-name="Strong_20_Emphasis"><text:span text:style-name="T3">Ikiwa maeneo kama haya yataanzishwa, ni msaada gani au njia gani mbadala zinapaswa kuwekwa ili kusaidia wale ambao maisha yao yanaweza kuathirika, hasa wavuvi?</text:span></text:span></text:p>
        </text:list-item>
        <text:list-item>
          <text:p text:style-name="P26"><text:span text:style-name="Strong_20_Emphasis"><text:span text:style-name="T3">Kwa maoni yenu, ni nani anapaswa kuwa kwenye meza ya maamuzi kuhusu usimamizi wa Hifadhi hii? Tunawezaje kuhakikisha sauti ya mwananchi wa kawaida inasikika?</text:span></text:span></text:p>
        </text:list-item>
      </text:list>
      <text:p text:style-name="Horizontal_20_Line"/>
      <text:h text:style-name="P23" text:outline-level="4"><text:span text:style-name="Strong_20_Emphasis"><text:span text:style-name="T3">Kuhitimisha Mjadala:</text:span></text:span></text:h>
      <text:list text:style-name="L9">
        <text:list-item>
          <text:p text:style-name="P27"><text:span text:style-name="Strong_20_Emphasis"><text:span text:style-name="T3">Kwa ujumla, mkisikia wazo la eneo letu kuwa Hifadhi ya Binadamu na Hifadhi Hai, ni faida gani kubwa mnayoiona inaweza kupatikana?</text:span></text:span></text:p>
        </text:list-item>
        <text:list-item>
          <text:p text:style-name="P27"><text:span text:style-name="Strong_20_Emphasis"><text:span text:style-name="T3">Na je, ni wasiwasi gani mkubwa mlionao kuhusu wazo hili? Ni muhimu tuwe wakweli ili tuweze kutafuta suluhu pamoja.</text:span></text:span></text:p>
        </text:list-item>
      </text:list>
      <text:p text:style-name="P22"><text:span text:style-name="Strong_20_Emphasis"><text:span text:style-name="T3">Mwisho:</text:span></text:span><text:span text:style-name="T3"> "Ndugu zangu, tunawashukuru sana kwa mawazo yenu mazuri na ya wazi. Mliyoyasema leo ni muhimu sana na yatatusaidia katika safari hii. Huu ni mwanzo tu wa mazungumzo, na tutaendelea kushirikiana."</text:span></text:p>
      <text:p text:style-name="Standard"/>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SC" svg:font-family="'Noto Sans SC'" style:font-family-generic="system" style:font-pitch="variable"/>
    <style:font-face style:name="Noto Serif SC" svg:font-family="'Noto Serif SC'" style:font-family-generic="system" style:font-pitch="variable"/>
    <style:font-face style:name="OpenSymbol" svg:font-family="OpenSymbol" style:font-charset="x-symbol"/>
    <style:font-face style:name="Segoe WPC" svg:font-family="'Segoe WPC', 'Segoe UI',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SC"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SC"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SC" style:font-family-asian="'Noto Serif SC'"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SC" style:font-family-asian="'Noto Serif SC'"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9T18:13:15.567486200</meta:creation-date>
    <dc:date>2025-11-19T18:17:45.979599100</dc:date>
    <meta:editing-duration>PT4M30S</meta:editing-duration>
    <meta:editing-cycles>2</meta:editing-cycles>
    <meta:generator>LibreOffice/25.8.2.2$Windows_X86_64 LibreOffice_project/d401f2107ccab8f924a8e2df40f573aab7605b6f</meta:generator>
    <meta:document-statistic meta:table-count="0" meta:image-count="0" meta:object-count="0" meta:page-count="4" meta:paragraph-count="89" meta:word-count="1396" meta:character-count="8452" meta:non-whitespace-character-count="7207"/>
  </office:meta>
</office:document-meta>
</file>